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預設-title">
      <style:graphic-properties fo:min-height="3.506cm"/>
    </style:style>
    <style:style style:name="pr2" style:family="presentation" style:parent-style-name="預設-subtitle">
      <style:graphic-properties draw:fill-color="#ffffff" fo:min-height="12.179cm"/>
    </style:style>
    <style:style style:name="pr3" style:family="presentation" style:parent-style-name="預設-notes">
      <style:graphic-properties draw:fill-color="#ffffff" fo:min-height="13.364cm"/>
    </style:style>
    <style:style style:name="pr4" style:family="presentation" style:parent-style-name="預設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style:font-size-asian="20pt"/>
    </style:style>
    <style:style style:name="P3" style:family="paragraph">
      <style:paragraph-properties style:writing-mode="lr-tb"/>
    </style:style>
    <style:style style:name="T1" style:family="text">
      <style:text-properties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y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unding SME's in Hong Kong</text:p>
              </text:list-item>
              <text:list-item>
                <text:p>Event driven loans</text:p>
              </text:list-item>
              <text:list-item>
                <text:p>Borrower understands the terms of the loans</text:p>
              </text:list-item>
              <text:list-item>
                <text:p>Automatic bundling and analysis of loa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預設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o?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itquant Research Laboratories (Asia) Limited</text:p>
                <text:list>
                  <text:list-item>
                    <text:p>Coding and finance</text:p>
                  </text:list-item>
                </text:list>
              </text:list-item>
              <text:list-item>
                <text:p>Crypto-Law (http://www.crypto-law.com/)</text:p>
                <text:list>
                  <text:list-item>
                    <text:p>Legal and platfor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What people get wrong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mart contract wedded to a platform</text:p>
              </text:list-item>
              <text:list-item>
                <text:p>Contract not really a legal contract</text:p>
              </text:list-item>
              <text:list-item>
                <text:p>Not used for real deals</text:p>
                <text:list>
                  <text:list-item>
                    <text:p>Two loans issued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The contract – TermSheet.j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Boilerplate is English common law</text:p>
                <text:list>
                  <text:list-item>
                    <text:p>Operating system</text:p>
                  </text:list-item>
                  <text:list-item>
                    <text:p>Exception handling</text:p>
                  </text:list-item>
                  <text:list-item>
                    <text:p>Used all over the world</text:p>
                  </text:list-item>
                </text:list>
              </text:list-item>
              <text:list-item>
                <text:p>Schedules are in javascript</text:p>
                <text:list>
                  <text:list-item>
                    <text:p text:style-name="P3">Web designers</text:p>
                  </text:list-item>
                  <text:list-item>
                    <text:p text:style-name="P3">Legal reasons</text:p>
                  </text:list-item>
                  <text:list-item>
                    <text:p text:style-name="P3">Integration into web frontends</text:p>
                  </text:list-item>
                </text:list>
              </text:list-item>
              <text:list-item>
                <text:p text:style-name="P3">Contract execution</text:p>
                <text:list>
                  <text:list-item>
                    <text:p text:style-name="P3">Md5sum hash on pap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par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ontract_analyzer.html – This file <text:span text:style-name="T1">analyzes</text:span> the contract but is not part of the contract. <text:s/>The user can bring in their own analysis problems</text:p>
              </text:list-item>
              <text:list-item>
                <text:p>LoanCalculator.js – Subroutines for the analyzer</text:p>
              </text:list-item>
              <text:list-item>
                <text:p>Notes.js – Explanation of the contract in plain English. <text:s/>Warranty document with ordinary borrower 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Coding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Module should be platform independent</text:p>
              </text:list-item>
              <text:list-item>
                <text:p>Minimize code in the contract</text:p>
              </text:list-item>
              <text:list-item>
                <text:p>No comments in the contract</text:p>
              </text:list-item>
              <text:list-item>
                <text:p>Certain phrases should not be used</text:p>
                <text:list>
                  <text:list-item>
                    <text:p>defaul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Other unique part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All amounts calculated in HKD</text:p>
              </text:list-item>
              <text:list-item>
                <text:p>Principal paid in HKD</text:p>
              </text:list-item>
              <text:list-item>
                <text:p>Interest in XB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預設" presentation:presentation-page-layout-name="AL2T1">
        <draw:frame presentation:style-name="pr1" draw:layer="layout" svg:width="25.199cm" svg:height="3.506cm" svg:x="1.4cm" svg:y="0.837cm" presentation:class="title">
          <draw:text-box>
            <text:p>IP issues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wyers don't think about this issue and IP culture is odd for programmers</text:p>
              </text:list-item>
              <text:list-item>
                <text:p>It's different in different jurisdictions. <text:s/>HK/Australia is different from UK/US</text:p>
              </text:list-item>
              <text:list-item>
                <text:p>Meta issues</text:p>
              </text:list-item>
              <text:list-item>
                <text:p>Assignment of copyright bootstrap</text:p>
              </text:list-item>
              <text:list-item>
                <text:p>Template is 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UMing TW" svg:font-family="'AR PL UMing TW'" style:font-family-generic="system" style:font-pitch="variable"/>
    <style:font-face style:name="Lohit Hindi" svg:font-family="'Lohit Hindi'" style:font-family-generic="system" style:font-pitch="variable"/>
    <style:font-face style:name="文泉驛微米黑" svg:font-family="文泉驛微米黑" style:font-family-generic="system" style:font-pitch="variable"/>
    <style:font-face style:name="開放黑體" svg:font-family="開放黑體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AR PL UMing TW" style:font-size-asian="24pt" style:language-asian="zh" style:country-asian="TW" style:font-name-complex="開放黑體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文泉驛微米黑" style:font-family-asian="文泉驛微米黑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物體無填充也無線條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.4cm" fo:margin-bottom="0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.3cm" fo:margin-bottom="0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.2cm" fo:margin-bottom="0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.1cm" fo:margin-bottom="0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.1cm" fo:margin-bottom="0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.1cm" fo:margin-bottom="0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.1cm" fo:margin-bottom="0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.1cm" fo:margin-bottom="0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文泉驛微米黑" style:font-family-asian="文泉驛微米黑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編號&gt;</text:page-number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ang Joseph</meta:initial-creator>
    <meta:creation-date>2015-03-11T19:47:40.578078526</meta:creation-date>
    <dc:date>2015-03-11T20:17:47.002595152</dc:date>
    <dc:creator>Wang Joseph</dc:creator>
    <meta:editing-duration>PT14M31S</meta:editing-duration>
    <meta:editing-cycles>9</meta:editing-cycles>
    <meta:generator>LibreOffice/4.4.1.2$Linux_X86_64 LibreOffice_project/40$Build-2</meta:generator>
    <meta:document-statistic meta:object-count="61"/>
  </office:meta>
</office:document-meta>
</file>